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GD2</text:p>
          </table:table-cell>
          <table:table-cell table:style-name="ce3" office:value-type="float" office:value="89.3" calcext:value-type="float">
            <text:p>89,3</text:p>
          </table:table-cell>
          <table:table-cell table:style-name="ce3" office:value-type="float" office:value="0.3704127" calcext:value-type="float">
            <text:p>0,3704127</text:p>
          </table:table-cell>
          <table:table-cell table:style-name="ce7" office:value-type="float" office:value="0.38356646" calcext:value-type="float">
            <text:p>0,3835664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GD4</text:p>
          </table:table-cell>
          <table:table-cell table:style-name="ce3" office:value-type="float" office:value="30.39" calcext:value-type="float">
            <text:p>30,39</text:p>
          </table:table-cell>
          <table:table-cell table:style-name="ce3" office:value-type="float" office:value="2.11087268" calcext:value-type="float">
            <text:p>2,11087268</text:p>
          </table:table-cell>
          <table:table-cell table:style-name="ce7" office:value-type="float" office:value="2.11299377" calcext:value-type="float">
            <text:p>2,1129937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12580097" calcext:value-type="float">
            <text:p>0,12580097</text:p>
          </table:table-cell>
          <table:table-cell table:style-name="ce3" office:value-type="float" office:value="0.10213605" calcext:value-type="float">
            <text:p>0,1021360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4</text:p>
          </table:table-cell>
          <table:table-cell table:style-name="ce3" office:value-type="float" office:value="97.35" calcext:value-type="float">
            <text:p>97,35</text:p>
          </table:table-cell>
          <table:table-cell table:style-name="ce3" office:value-type="float" office:value="0.0879784" calcext:value-type="float">
            <text:p>0,0879784</text:p>
          </table:table-cell>
          <table:table-cell table:style-name="ce7" office:value-type="float" office:value="0.04498017" calcext:value-type="float">
            <text:p>0,044980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7:34:35.7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7:40:06.685000000</dc:date>
    <meta:editing-duration>PT4H11M18S</meta:editing-duration>
    <meta:editing-cycles>14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